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Noto Sans Symbols1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2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  <style:text-properties fo:font-size="8pt" fo:font-weight="bold" style:font-size-asian="8pt" style:font-weight-asian="bold" style:font-size-complex="8pt"/>
    </style:style>
    <style:style style:name="P2" style:family="paragraph" style:parent-style-name="Standard">
      <style:paragraph-properties fo:margin-top="0in" fo:margin-bottom="0in" fo:line-height="100%"/>
      <style:text-properties fo:font-size="8pt" style:font-size-asian="8pt" style:font-size-complex="8pt"/>
    </style:style>
    <style:style style:name="P3" style:family="paragraph" style:parent-style-name="Standard">
      <style:paragraph-properties fo:margin-top="0in" fo:margin-bottom="0in" fo:line-height="100%"/>
    </style:style>
    <style:style style:name="P4" style:family="paragraph" style:parent-style-name="Standard">
      <style:paragraph-properties fo:margin-top="0in" fo:margin-bottom="0in" fo:line-height="100%"/>
      <style:text-properties fo:font-weight="bold" style:font-weight-asian="bold"/>
    </style:style>
    <style:style style:name="P5" style:family="paragraph" style:parent-style-name="Standard">
      <style:paragraph-properties fo:margin-top="0in" fo:margin-bottom="0in" fo:line-height="100%" fo:break-before="page"/>
    </style:style>
    <style:style style:name="P6" style:family="paragraph" style:parent-style-name="Standard" style:master-page-name="First_20_Page">
      <style:paragraph-properties fo:margin-top="0in" fo:margin-bottom="0in" fo:line-height="100%" style:page-number="auto" fo:padding-left="0in" fo:padding-right="0in" fo:padding-top="0in" fo:padding-bottom="0.0138in" fo:border-left="none" fo:border-right="none" fo:border-top="none" fo:border-bottom="0.0209in solid #000001"/>
    </style:style>
    <style:style style:name="P7" style:family="paragraph" style:parent-style-name="Standard" style:list-style-name="WWNum1">
      <style:paragraph-properties fo:margin-left="0.5in" fo:margin-right="0in" fo:margin-top="0in" fo:margin-bottom="0in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fo:line-height="100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in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in" fo:line-height="100%" fo:text-indent="-0.25in" style:auto-text-indent="false" fo:background-color="#ffffff">
        <style:background-image/>
      </style:paragraph-properties>
    </style:style>
    <style:style style:name="P11" style:family="paragraph" style:parent-style-name="Standard">
      <style:paragraph-properties fo:margin-left="0.5in" fo:margin-right="0in" fo:margin-top="0in" fo:margin-bottom="0in" fo:line-height="100%" fo:text-indent="0in" style:auto-text-indent="false"/>
      <style:text-properties fo:font-size="8pt" style:font-size-asian="8pt" style:font-size-complex="8pt"/>
    </style:style>
    <style:style style:name="P12" style:family="paragraph" style:parent-style-name="Standard">
      <style:paragraph-properties fo:margin-left="0.5in" fo:margin-right="0in" fo:margin-top="0in" fo:margin-bottom="0in" fo:line-height="100%" fo:text-indent="0in" style:auto-text-indent="false"/>
      <style:text-properties fo:font-size="8pt" fo:font-weight="bold" style:font-size-asian="8pt" style:font-weight-asian="bold" style:font-size-complex="8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color="#0563c1"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font-name="Noto Sans Symbols" style:font-name-asian="Noto Sans Symbols2" style:font-name-complex="Noto Sans Symbols2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style:font-name="Arial1" fo:font-size="7.5pt" style:font-name-asian="Arial2" style:font-size-asian="7.5pt" style:font-name-complex="Arial2" style:font-size-complex="7.5pt"/>
    </style:style>
    <style:style style:name="T9" style:family="text">
      <style:text-properties style:font-name="Calibri" style:font-name-asian="Calibri2" style:font-name-complex="Calibri2"/>
    </style:style>
    <style:style style:name="T10" style:family="text">
      <style:text-properties style:font-name="Calibri" fo:font-weight="bold" style:font-name-asian="Calibri2" style:font-weight-asian="bold" style:font-name-complex="Calibri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Daniel Gordon</text:span> <text:s/>I <text:s/>818-482-6593 <text:s/>I <text:s/><text:a xlink:type="simple" xlink:href="mailto:daniel.gordon2@boeing.com" text:style-name="Internet_20_link" text:visited-style-name="Visited_20_Internet_20_Link"><text:span text:style-name="T3">danieljgordon4107@gmail.com</text:span></text:a></text:p>
      <text:p text:style-name="P1"/>
      <text:p text:style-name="P3"><text:bookmark text:name="_gjdgxs"/><text:span text:style-name="T2">OBJECTIVE:</text:span> <text:s/>Controls Engineer at JPL</text:p>
      <text:p text:style-name="P2"/>
      <text:p text:style-name="P3"><text:span text:style-name="T2">Related Professional Experience </text:span></text:p>
      <text:list xml:id="list5366813486139678037" text:style-name="WWNum1">
        <text:list-item>
          <text:p text:style-name="P7">Troubleshooting, testing and design have been central responsibilities throughout entire career </text:p>
        </text:list-item>
        <text:list-item>
          <text:p text:style-name="P7">Undergoing Embedded and Real-Time Systems Programming Certificate Program at UW</text:p>
        </text:list-item>
      </text:list>
      <text:list xml:id="list8254090398921520921" text:style-name="WWNum3">
        <text:list-item>
          <text:p text:style-name="P8">Initiated documentation project to train new employees on equipment at Boeing<text:span text:style-name="T5"> <text:s/></text:span><text:s/></text:p>
        </text:list-item>
        <text:list-item>
          <text:p text:style-name="P8">Developed embedded controller including interfacing circuitry at LDC </text:p>
        </text:list-item>
        <text:list-item>
          <text:p text:style-name="P8">Developed database management tools in a test driven environment at MPS</text:p>
        </text:list-item>
        <text:list-item>
          <text:p text:style-name="P8">Bachelors of Science in Computer Engineering from California State University, Northridge</text:p>
        </text:list-item>
      </text:list>
      <text:p text:style-name="P11"/>
      <text:p text:style-name="P3"><text:span text:style-name="T2">Summary of Qualifications</text:span></text:p>
      <text:p text:style-name="P3">Boeing employee experienced with designing, testing, and troubleshooting electro-mechanical equipment (6 yrs); embedded systems programming (2 yrs); and motion controllers setup and troubleshooting (2 yrs)</text:p>
      <text:p text:style-name="P3"/>
      <text:p text:style-name="P3">Reliable, detail-oriented problem solver who enjoys analyzing problems and designing/implementing timely, effective solutions. Experienced team lead who is committed to process/system improvements, efficiencies, compliance, safety, productivity, and teamwork; supports company goals; initiates, organizes and completes high quality work</text:p>
      <text:p text:style-name="P1"/>
      <text:p text:style-name="P3"><text:span text:style-name="T2">EMPLOYMENT:</text:span></text:p>
      <text:p text:style-name="P1"/>
      <text:p text:style-name="P3"><text:span text:style-name="T2">Boeing Company</text:span>, Renton, WA<text:tab/><text:tab/><text:tab/><text:tab/><text:tab/>1/6/17 - Present</text:p>
      <text:p text:style-name="P3"><text:span text:style-name="T6">Electronics Tech. Precision Machine Tool Maint – Puget Sound</text:span></text:p>
      <text:p text:style-name="P1"/>
      <text:p text:style-name="P3"><text:span text:style-name="T2">Core Competencies and Achievements</text:span></text:p>
      <text:list xml:id="list35592318" text:continue-numbering="true" text:style-name="WWNum3">
        <text:list-item>
          <text:p text:style-name="P8">Test/diagnose malfunctioning equipment 8x/wk; correct system errors 6x/wk using engineering documentation; Ex: accurately diagnosed problems with Wing Riveters in 737 wing factory</text:p>
        </text:list-item>
        <text:list-item>
          <text:p text:style-name="P8">Collaborate with Management, Engineering, manufacturers, vendors and other stakeholders to analyze facility and equipment design requirements/capabilities/improvements </text:p>
        </text:list-item>
        <text:list-item>
          <text:p text:style-name="P8">Generate training and support documentation for new hires in maintenance area </text:p>
        </text:list-item>
        <text:list-item>
          <text:p text:style-name="P8">Modify, test, calibrate and document system configurations to meet compliance requirements </text:p>
        </text:list-item>
        <text:list-item>
          <text:p text:style-name="P8">Published manual for overhauled machines, providing opportunities for on the job training</text:p>
        </text:list-item>
        <text:list-item>
          <text:p text:style-name="P8">Install, service, maintain, upgrade and modify process equipment, including motion controllers</text:p>
        </text:list-item>
      </text:list>
      <text:p text:style-name="P11"/>
      <text:p text:style-name="P3"><text:span text:style-name="T2">Light Development Concepts</text:span>, San Fernando, CA<text:tab/><text:tab/><text:tab/>6/21/14 – 11/15/16</text:p>
      <text:p text:style-name="P3"><text:span text:style-name="T7">Electrical Service Technician</text:span></text:p>
      <text:list xml:id="list35586968" text:continue-numbering="true" text:style-name="WWNum3">
        <text:list-item>
          <text:p text:style-name="P8">Oversaw operation, maintenance, repair and upgrade of all machines and systems</text:p>
        </text:list-item>
        <text:list-item>
          <text:p text:style-name="P8">Designed and integrated new embedded system, using microcontroller and interfacing circuitry; <text:span text:style-name="T2">result: enabled operation of obsolete molding machine</text:span></text:p>
        </text:list-item>
        <text:list-item>
          <text:p text:style-name="P8">Supervised control unit replacement; <text:span text:style-name="T2">result: enabled operation of obsolete milling machine</text:span></text:p>
        </text:list-item>
        <text:list-item>
          <text:p text:style-name="P8">Re-plumbed and expanded cooling system; <text:span text:style-name="T2">result:</text:span> <text:span text:style-name="T2">allowed purchase of two new machines, supported greater production capacity and company produced twice as many parts</text:span> </text:p>
        </text:list-item>
      </text:list>
      <text:p text:style-name="Standard"/>
      <text:p text:style-name="P5"><text:span text:style-name="T2">Mechanized Propulsion Systems</text:span>, Rosemead, CA<text:tab/><text:tab/><text:tab/>8/4/08 – 6/11/13</text:p>
      <text:p text:style-name="P3"><text:span text:style-name="T6">Assistant Machinist</text:span> <text:s text:c="2"/><text:span text:style-name="T6">(5/23/11 – 6/11/13)</text:span></text:p>
      <text:p text:style-name="P3"><text:span text:style-name="T7">Database Framework Programmer</text:span> <text:s text:c="2"/><text:span text:style-name="T6">(8/4/08 – 5/23/11)</text:span></text:p>
      <text:list xml:id="list6592683700848626999" text:style-name="WWNum2">
        <text:list-item>
          <text:p text:style-name="P9">Built floor-size CNC machine, added controls, installed operating system/programs, created indexing process for steel gears; <text:span text:style-name="T2">result: created part with 0.001” precision, cut ops time 50%</text:span></text:p>
        </text:list-item>
        <text:list-item>
          <text:p text:style-name="P9">Developed database framework, collaborated with Artificial Intelligence theories, wrote Perl scripts, modified code; <text:span text:style-name="T2">result: AI made database calls and decisions and sorted/stored information and solutions</text:span><text:span text:style-name="T8"> </text:span></text:p>
        </text:list-item>
        <text:list-item>
          <text:p text:style-name="P9"><text:span text:style-name="T9">Used 3D CAD program to develop G-Code </text:span><text:span text:style-name="T10">result: operated CNC mill to create parts</text:span></text:p>
        </text:list-item>
        <text:list-item>
          <text:p text:style-name="P9">Led team that routed, fabricated, assembled components of highly complex/dynamic hydraulic system of new walking vehicle; <text:span text:style-name="T2">result: accurately performed cockpit rotation/absorbed shocks</text:span></text:p>
        </text:list-item>
      </text:list>
      <text:p text:style-name="P12"/>
      <text:p text:style-name="P3"><text:span text:style-name="T2">Freelance Web Design</text:span>, La Crescenta, CA<text:tab/><text:tab/><text:tab/>6/21/07 –10/17/10</text:p>
      <text:p text:style-name="P3"><text:span text:style-name="T7">Webmaster</text:span></text:p>
      <text:list xml:id="list35573528" text:continue-list="list35586968" text:style-name="WWNum3">
        <text:list-item>
          <text:p text:style-name="P8">Designed and maintained professional websites for diverse clientele</text:p>
        </text:list-item>
        <text:list-item>
          <text:p text:style-name="P8">Implemented client-designed sites used for informing, marketing, and outreach</text:p>
        </text:list-item>
      </text:list>
      <text:p text:style-name="P4"/>
      <text:p text:style-name="P3"><text:span text:style-name="T2">EDUCATION <text:s/>I <text:s/>TRAINING <text:s/>I <text:s/>CERTIFICATION</text:span></text:p>
      <text:p text:style-name="P3"/>
      <text:p text:style-name="P3"><text:span text:style-name="T2">Professional Certificate, Embedded and Real-Time Systems Programming, UW, Seattle, WA</text:span></text:p>
      <text:p text:style-name="P3">B.A., Computer Engineering, California State University Northridge (CSUN), Northridge, CA</text:p>
      <text:p text:style-name="P3"><text:span text:style-name="T2">Professional Certificate, Architecture and Systems Engineering, MIT, Cambridge, MA</text:span></text:p>
      <text:p text:style-name="P3">Dean’s List, General Education, Glendale Community College, Glendale, CA</text:p>
      <text:p text:style-name="P3"/>
      <text:p text:style-name="P2"/>
      <text:p text:style-name="P3">“Mr. Gordon frequently self-tasked to diagnose and repair machinery and electronics… he had a remarkable ability to recall details while memorizing CNC code shorthand, outpacing other staff. Mr. Gordon has shown an attention to detail on the shop floor using a variety of hand tools and equipment that will continue to serve him well in his future engineering endeavors.”</text:p>
      <text:list xml:id="list1452846464648616840" text:style-name="WWNum4">
        <text:list-item>
          <text:p text:style-name="P10">Earle Bishop, Founder and CEO, Mechanized Propulsion System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Noto Sans Symbols1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2" svg:font-family="'Noto Sans Symbol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>
      <style:text-properties fo:font-size="11pt" style:font-name-asian="Noto Sans Symbols2" style:font-size-asian="11pt" style:font-name-complex="Noto Sans Symbols2" style:font-size-complex="11pt"/>
    </style:style>
    <style:style style:name="ListLabel_20_2" style:display-name="ListLabel 2" style:family="text">
      <style:text-properties style:font-name-asian="Courier New1" style:font-name-complex="Courier New1"/>
    </style:style>
    <style:style style:name="ListLabel_20_3" style:display-name="ListLabel 3" style:family="text">
      <style:text-properties style:font-name-asian="Noto Sans Symbols2" style:font-name-complex="Noto Sans Symbols2"/>
    </style:style>
    <style:style style:name="ListLabel_20_4" style:display-name="ListLabel 4" style:family="text">
      <style:text-properties style:font-name-asian="Calibri2" style:font-name-complex="Calibr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fo:line-height="100%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aniel Gordon, Page 2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47" meta:word-count="590" meta:character-count="4466"/>
    <dc:date>2020-02-17T15:36:01.61</dc:date>
    <dc:creator>Daniel Gordon</dc:creator>
    <meta:generator>OpenOffice/4.1.3$Win32 OpenOffice.org_project/413m1$Build-9783</meta:generator>
  </office:meta>
</office:document-meta>
</file>